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8.75cm" fo:min-width="7.5cm"/>
    </style:style>
    <style:style style:name="gr2" style:family="graphic" style:parent-style-name="standard">
      <style:graphic-properties draw:stroke="none" svg:stroke-color="#000000" draw:fill-color="#000000" draw:opacity="98%"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draw:stroke="none" svg:stroke-color="#000000" draw:fill-color="#000000" draw:opacity="98%" draw:textarea-horizontal-align="justify" draw:textarea-vertical-align="middle" draw:auto-grow-height="false" fo:min-height="0.316cm" fo:min-width="0.0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 draw:opacity="98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9cm" draw:transform="rotate (-1.5707963267949) translate (10cm 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2.2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.2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3.2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4.2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5.2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6.2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7.2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8.2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9.2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2.2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.2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3.2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4.2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5.2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6.2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7.2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8.2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9.2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2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3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4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5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6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7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8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9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2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3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4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5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6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7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8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9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2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3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4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5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6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7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8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9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2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3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4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5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6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7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8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9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2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3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4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5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6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7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8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9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2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3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4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5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6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7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8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8cm" svg:x="9.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26T15:17:24.549968841</meta:creation-date>
    <dc:date>2022-04-26T17:02:17.132187686</dc:date>
    <meta:editing-duration>PT1H24M21S</meta:editing-duration>
    <meta:editing-cycles>3</meta:editing-cycles>
    <meta:generator>LibreOffice/6.0.7.3$Linux_X86_64 LibreOffice_project/00m0$Build-3</meta:generator>
    <meta:print-date>2022-04-26T15:39:36.963026640</meta:print-date>
    <meta:document-statistic meta:object-count="73"/>
  </office:meta>
</office:document-meta>
</file>